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fo:font-size="9pt" style:font-size-asian="9pt" style:font-size-complex="9pt"/>
    </style:style>
    <style:style style:name="P2" style:family="paragraph" style:parent-style-name="normal" style:master-page-name="Standard">
      <style:paragraph-properties style:page-number="1"/>
    </style:style>
    <style:style style:name="T1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Создать парсер excel файла (во вложении) на Python.</text:span></text:p>
      <text:p text:style-name="P1"/>
      <text:p text:style-name="normal"><text:span text:style-name="T1">Создать таблицу согласно нормам реляционных баз данных (внести все значения в одну таблицу)</text:span></text:p>
      <text:p text:style-name="P1"/>
      <text:p text:style-name="normal"><text:span text:style-name="T1">Добавить расчетный тотал по Qoil, Qliq, сгруппированный по датам (даты можете указать свои, добавив программно, не изменяя исходный файл, при условии, что дни будут разные, а месяц и год одинаковые)</text:span></text:p>
      <text:p text:style-name="P1"/>
      <text:p text:style-name="normal"><text:span text:style-name="T1">1. Результат должен представлять готовое к использованию решение</text:span></text:p>
      <text:p text:style-name="normal"><text:span text:style-name="T1">2. Результат для проверки разместить на Github, предоставить ссылку</text:span></text:p>
      <text:p text:style-name="normal"><text:span text:style-name="T1">3. Просьба показать понимание принципов SOLID и <text:s/>практик связанных с этими принципами</text:span></text:p>
      <text:p text:style-name="normal"><text:span text:style-name="T1">4. В качестве БД можете использовать любую, например SQLite</text:span></text:p>
      <text:p text:style-name="normal"><text:span text:style-name="T1">5. Тестовое задание не ограничено по времени, можете взять несколько дней</text:span></text:p>
      <text:p text:style-name="normal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1" meta:paragraph-count="8" meta:word-count="100" meta:character-count="688" meta:non-whitespace-character-count="595"/>
    <meta:generator>LibreOffice/6.4.7.2$Linux_X86_64 LibreOffice_project/40$Build-2</meta:generator>
  </office:meta>
</office:document-meta>
</file>